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80000001FCF4FE0C1C886AE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font-size="25pt" style:font-size-asian="25pt" style:font-size-complex="25pt"/>
    </style:style>
    <style:style style:name="P6" style:family="paragraph">
      <loext:graphic-properties draw:fill="none" draw:fill-color="#ffffff"/>
      <style:text-properties fo:font-size="25pt" style:font-size-asian="25pt" style:font-size-complex="2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01cm" svg:y="7.4cm" presentation:class="title" presentation:user-transformed="true">
          <draw:text-box>
            <text:p>Introduccion a Arduino</text:p>
          </draw:text-box>
        </draw:frame>
        <draw:frame draw:style-name="gr1" draw:text-style-name="P1" draw:layer="layout" svg:width="12.2cm" svg:height="0.962cm" svg:x="17.6cm" svg:y="19cm">
          <draw:text-box>
            <text:p>Alex Roberto Vargas Benamburg</text:p>
          </draw:text-box>
        </draw:frame>
        <draw:frame draw:style-name="gr2" draw:text-style-name="P2" draw:layer="layout" svg:width="3.4cm" svg:height="1.197cm" svg:x="1.8cm" svg:y="18.403cm">
          <draw:image xlink:href="Pictures/10000201000000580000001FCF4FE0C1C886AE9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rduino</text:p>
          </draw:text-box>
        </draw:frame>
        <draw:frame presentation:style-name="pr3" draw:layer="layout" svg:width="15.4cm" svg:height="12.179cm" svg:x="6.2cm" svg:y="4.914cm" presentation:class="outline" presentation:user-transformed="true">
          <draw:text-box>
            <text:list text:style-name="L3">
              <text:list-header>
                <text:p><text:span text:style-name="T1"/></text:p>
                <text:p text:style-name="P4"><text:s text:c="8"/>Que es es?</text:p>
                <text:p text:style-name="P4"><text:s text:c="8"/>Que hace?</text:p>
                <text:p text:style-name="P4"><text:s text:c="8"/>Como funciona?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ogramando</text:p>
          </draw:text-box>
        </draw:frame>
        <draw:frame draw:style-name="gr4" draw:text-style-name="P6" draw:layer="layout" svg:width="17.8cm" svg:height="14.65cm" svg:x="12.2cm" svg:y="4.8cm">
          <draw:text-box>
            <text:list text:style-name="L2">
              <text:list-header>
                <text:p text:style-name="P5"><text:span text:style-name="T2"><text:s text:c="7"/></text:span><text:span text:style-name="T2">- Condicionales</text:span></text:p>
                <text:p text:style-name="P5"><text:span text:style-name="T2"><text:s text:c="12"/></text:span><text:span text:style-name="T2">&gt; Como piensa Arduino</text:span></text:p>
                <text:p text:style-name="P5"><text:span text:style-name="T2"><text:s text:c="12"/></text:span><text:span text:style-name="T2">&gt; Condiciona IF</text:span></text:p>
                <text:p text:style-name="P5"><text:span text:style-name="T2"><text:s text:c="12"/></text:span><text:span text:style-name="T2">&gt; Condicional SWICTH</text:span></text:p>
                <text:p text:style-name="P5"><text:span text:style-name="T2"><text:s text:c="8"/></text:span><text:span text:style-name="T2">- Ciclos</text:span></text:p>
                <text:p text:style-name="P5"><text:span text:style-name="T2"><text:s text:c="12"/></text:span><text:span text:style-name="T2">&gt; for</text:span></text:p>
                <text:p text:style-name="P5"><text:span text:style-name="T2"><text:s text:c="12"/></text:span><text:span text:style-name="T2">&gt; while</text:span></text:p>
                <text:p text:style-name="P5"><text:span text:style-name="T2"><text:s text:c="8"/></text:span><text:span text:style-name="T2">- Controlando el tiempo</text:span></text:p>
                <text:p text:style-name="P5"><text:span text:style-name="T2"><text:s text:c="12"/></text:span><text:span text:style-name="T2">&gt; Función millis()</text:span></text:p>
              </text:list-header>
            </text:list>
          </draw:text-box>
        </draw:frame>
        <draw:frame draw:style-name="gr5" draw:text-style-name="P1" draw:layer="layout" svg:width="12.447cm" svg:height="12.035cm" svg:x="1.6cm" svg:y="4.8cm">
          <draw:text-box>
            <text:list text:style-name="L2">
              <text:list-header>
                <text:p><text:span text:style-name="T2"><text:s text:c="8"/></text:span><text:span text:style-name="T2">- Hola mundo</text:span></text:p>
                <text:p><text:span text:style-name="T2"><text:s text:c="12"/></text:span><text:span text:style-name="T2">&gt; Parpadeando(LED)</text:span></text:p>
                <text:p><text:span text:style-name="T2"><text:s text:c="12"/></text:span><text:span text:style-name="T2">&gt; Sonando(BUZZER)</text:span></text:p>
                <text:p><text:span text:style-name="T2"><text:s text:c="8"/></text:span><text:span text:style-name="T2">- Entradas</text:span></text:p>
                <text:p><text:span text:style-name="T2"><text:s text:c="12"/></text:span><text:span text:style-name="T2">&gt; Digitales(BOTON)</text:span></text:p>
                <text:p><text:span text:style-name="T2"><text:s text:c="12"/></text:span><text:span text:style-name="T2">&gt; Analógicos(POT)</text:span></text:p>
                <text:p><text:span text:style-name="T2"><text:s text:c="8"/></text:span><text:span text:style-name="T2">- Variables y tipos</text:span></text:p>
                <text:p><text:span text:style-name="T2"><text:s text:c="12"/></text:span><text:span text:style-name="T2">&gt; Enteros</text:span></text:p>
                <text:p><text:span text:style-name="T2"><text:s text:c="12"/></text:span><text:span text:style-name="T2">&gt; Decimales</text:span></text:p>
                <text:p><text:span text:style-name="T2"><text:s text:c="12"/></text:span><text:span text:style-name="T2">&gt; Caracteres</text:span></text:p>
                <text:p><text:span text:style-name="T2"><text:s text:c="12"/></text:span><text:span text:style-name="T2">&gt; Cadenas texto</text:span></text:p>
                <text:p><text:span text:style-name="T2"><text:s text:c="8"/>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roduccion a programacion avanzada </text:p>
          </draw:text-box>
        </draw:frame>
        <draw:frame presentation:style-name="pr3" draw:layer="layout" svg:width="22.8cm" svg:height="9.686cm" svg:x="2.8cm" svg:y="6.514cm" presentation:class="outline" presentation:user-transformed="true">
          <draw:text-box>
            <text:list text:style-name="L3">
              <text:list-header>
                <text:p><text:s text:c="9"/>- Librerías</text:p>
                <text:p><text:s text:c="12"/>&gt; Hola mundo</text:p>
                <text:p><text:s text:c="16"/>&gt; Moviendo(Moto Servo)</text:p>
                <text:p><text:s text:c="16"/>&gt; Mostrando(Pantalla LCD)</text:p>
                <text:p><text:s text:c="9"/>- Funciones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0:25:29.426950169</meta:creation-date>
    <dc:date>2016-05-30T11:00:38.170430759</dc:date>
    <meta:editing-duration>PT13M8S</meta:editing-duration>
    <meta:editing-cycles>1</meta:editing-cycles>
    <meta:document-statistic meta:object-count="39"/>
    <meta:generator>LibreOffice/5.1.3.2$Linux_X86_64 LibreOffice_project/10m0$Build-2</meta:generator>
  </office:meta>
</office:document-meta>
</file>